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5447" calcext:value-type="float">
            <text:p>15447</text:p>
          </table:table-cell>
          <table:table-cell table:formula="of:=SUM([.F2:.F163])" office:value-type="float" office:value="84" calcext:value-type="float">
            <text:p>84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1357" calcext:value-type="float">
            <text:p>21357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40])" office:value-type="float" office:value="39" calcext:value-type="float">
            <text:p>39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40])" office:value-type="float" office:value="21357" calcext:value-type="float">
            <text:p>21357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2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3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4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5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6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17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8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9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20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21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22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23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24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5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6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7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8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9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30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31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32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33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34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5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6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7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8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9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40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4:21:37.8955868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21T14:22:12.952379690</dc:date>
    <meta:editing-duration>PT7H14M51S</meta:editing-duration>
    <meta:editing-cycles>64</meta:editing-cycles>
    <meta:generator>LibreOffice/4.3.3.2$Linux_X86_64 LibreOffice_project/430m0$Build-2</meta:generator>
    <dc:creator>Marcelo Diniz</dc:creator>
    <meta:document-statistic meta:table-count="3" meta:cell-count="17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Cálculos.H165:Cálculos.H165 Cálculos.F165:Cálculos.F165</svg:desc>
                </draw:g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5447">
                <text:p>15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